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5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6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7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9" style:parent-style-name="Standard" style:list-style-name="WWNum1" style:family="paragraph"/>
    <style:style style:name="T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1" style:parent-style-name="Standard" style:list-style-name="WWNum1" style:family="paragraph"/>
    <style:style style:name="T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" style:parent-style-name="Standard" style:list-style-name="WWNum1" style:family="paragraph"/>
    <style:style style:name="T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6" style:parent-style-name="Standard" style:list-style-name="WWNum1" style:family="paragraph"/>
    <style:style style:name="T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" style:parent-style-name="Standard" style:list-style-name="WWNum1" style:family="paragraph"/>
    <style:style style:name="T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1" style:parent-style-name="Standard" style:family="paragraph">
      <style:paragraph-properties fo:margin-left="1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23" style:parent-style-name="Standard" style:family="paragraph">
      <style:paragraph-properties fo:margin-left="1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4" style:parent-style-name="Standard" style:family="paragraph">
      <style:paragraph-properties fo:margin-left="1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5" style:parent-style-name="Standard" style:family="paragraph">
      <style:paragraph-properties fo:margin-left="1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27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2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29" style:parent-style-name="Fonteparág.padrão" style:family="text">
      <style:text-properties style:font-name="Arial" style:font-name-complex="Arial" fo:font-weight="bold" style:font-weight-asian="bold" fo:font-style="italic" style:font-style-asian="italic" style:font-style-complex="italic" fo:font-size="10pt" style:font-size-asian="10pt" style:font-size-complex="10pt"/>
    </style:style>
    <style:style style:name="T30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9" style:parent-style-name="ParágrafodaLista" style:family="paragraph">
      <style:text-properties style:font-name="Arial" style:font-name-complex="Arial" fo:font-size="10pt" style:font-size-asian="10pt" style:font-size-complex="10pt"/>
    </style:style>
    <style:style style:name="T40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41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2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4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46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4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4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49" style:parent-style-name="Standard" style:list-style-name="LFO15" style:family="paragraph"/>
    <style:style style:name="T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1" style:parent-style-name="Standard" style:list-style-name="LFO15" style:family="paragraph"/>
    <style:style style:name="T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4" style:parent-style-name="Standard" style:list-style-name="LFO15" style:family="paragraph"/>
    <style:style style:name="T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6" style:parent-style-name="Standard" style:list-style-name="LFO15" style:family="paragraph"/>
    <style:style style:name="T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9" style:parent-style-name="Standard" style:list-style-name="LFO15" style:family="paragraph"/>
    <style:style style:name="T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color="#FF0000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T6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T65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66" style:parent-style-name="Fonteparág.padrão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7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6" style:parent-style-name="Standard" style:family="paragraph">
      <style:text-properties style:font-name="Arial" style:font-name-complex="Arial" fo:color="#FF0000" fo:font-size="10pt" style:font-size-asian="10pt" style:font-size-complex="10pt"/>
    </style:style>
    <style:style style:name="P77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78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T8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81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82" style:parent-style-name="Standard" style:list-style-name="WWNum3" style:family="paragraph"/>
    <style:style style:name="T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4" style:parent-style-name="Standard" style:list-style-name="WWNum3" style:family="paragraph"/>
    <style:style style:name="T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6" style:parent-style-name="Standard" style:list-style-name="WWNum3" style:family="paragraph"/>
    <style:style style:name="T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8" style:parent-style-name="Standard" style:list-style-name="WWNum3" style:family="paragraph"/>
    <style:style style:name="T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1" style:parent-style-name="Standard" style:list-style-name="WWNum3" style:family="paragraph"/>
    <style:style style:name="T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97" style:parent-style-name="Standard" style:list-style-name="WWNum4" style:family="paragraph"/>
    <style:style style:name="T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9" style:parent-style-name="Standard" style:list-style-name="WWNum4" style:family="paragraph"/>
    <style:style style:name="T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2" style:parent-style-name="Standard" style:list-style-name="WWNum4" style:family="paragraph"/>
    <style:style style:name="T1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4" style:parent-style-name="Standard" style:list-style-name="WWNum4" style:family="paragraph"/>
    <style:style style:name="T1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6" style:parent-style-name="Standard" style:list-style-name="WWNum4" style:family="paragraph"/>
    <style:style style:name="T1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T109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110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111" style:parent-style-name="Fonteparág.padrão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112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13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114" style:parent-style-name="Standard" style:family="paragraph">
      <style:paragraph-properties fo:margin-left="0.25in">
        <style:tab-stops/>
      </style:paragraph-properties>
    </style:style>
    <style:style style:name="T1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21" style:parent-style-name="Standard" style:family="paragraph">
      <style:text-properties style:font-name="Arial" style:font-name-complex="Arial" fo:font-size="10pt" style:font-size-asian="10pt" style:font-size-complex="10pt"/>
    </style:style>
    <style:style style:name="T122" style:parent-style-name="Fonteparág.padrão" style:family="text">
      <style:text-properties style:font-name="Arial" fo:color="#FF0000" fo:font-size="10pt" style:font-size-asian="10pt" style:font-size-complex="10pt"/>
    </style:style>
    <style:style style:name="P12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2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125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26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27" style:parent-style-name="Standard" style:list-style-name="WWNum6" style:family="paragraph"/>
    <style:style style:name="T1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0" style:parent-style-name="Standard" style:list-style-name="WWNum6" style:family="paragraph"/>
    <style:style style:name="T1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3" style:parent-style-name="Standard" style:list-style-name="WWNum6" style:family="paragraph"/>
    <style:style style:name="T1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6" style:parent-style-name="Standard" style:list-style-name="WWNum6" style:family="paragraph"/>
    <style:style style:name="T1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8" style:parent-style-name="Standard" style:list-style-name="WWNum6" style:family="paragraph"/>
    <style:style style:name="T1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T142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14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14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5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4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7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4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49" style:parent-style-name="Standard" style:family="paragraph">
      <style:paragraph-properties fo:margin-left="0.4916in" fo:text-indent="-0.2541in">
        <style:tab-stops/>
      </style:paragraph-properties>
    </style:style>
    <style:style style:name="T1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51" style:parent-style-name="Standard" style:family="paragraph">
      <style:paragraph-properties fo:margin-left="0.4916in" fo:text-indent="-0.2541in">
        <style:tab-stops/>
      </style:paragraph-properties>
    </style:style>
    <style:style style:name="T1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53" style:parent-style-name="Standard" style:list-style-name="WWNum8" style:family="paragraph"/>
    <style:style style:name="T1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56" style:parent-style-name="Standard" style:list-style-name="WWNum8" style:family="paragraph"/>
    <style:style style:name="T1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58" style:parent-style-name="Standard" style:list-style-name="WWNum8" style:family="paragraph"/>
    <style:style style:name="T1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color="#FF0000" fo:font-size="10pt" style:font-size-asian="10pt" style:font-size-complex="10pt"/>
    </style:style>
    <style:style style:name="P16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63" style:parent-style-name="Standard" style:family="paragraph">
      <style:text-properties style:font-name="Arial" style:font-name-complex="Arial" fo:font-size="10pt" style:font-size-asian="10pt" style:font-size-complex="10pt"/>
    </style:style>
    <style:style style:name="T16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65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66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67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6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69" style:parent-style-name="Fonteparág.padrão" style:family="text">
      <style:text-properties style:font-name="Arial" style:font-name-complex="Arial" fo:font-weight="bold" style:font-weight-asian="bold" fo:font-style="italic" style:font-style-asian="italic" style:font-style-complex="italic" fo:font-size="10pt" style:font-size-asian="10pt" style:font-size-complex="10pt"/>
    </style:style>
    <style:style style:name="T170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71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72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73" style:parent-style-name="Fonteparág.padrão" style:family="text">
      <style:text-properties style:font-name="Arial" style:font-name-complex="Arial" fo:font-weight="bold" style:font-weight-asian="bold" fo:font-style="italic" style:font-style-asian="italic" style:font-style-complex="italic" fo:font-size="10pt" style:font-size-asian="10pt" style:font-size-complex="10pt"/>
    </style:style>
    <style:style style:name="T174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75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76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77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78" style:parent-style-name="Fonteparág.padrão" style:family="text">
      <style:text-properties style:font-name="Arial" style:font-name-complex="Arial" fo:font-weight="bold" style:font-weight-asian="bold" fo:font-style="italic" style:font-style-asian="italic" style:font-style-complex="italic" fo:font-size="10pt" style:font-size-asian="10pt" style:font-size-complex="10pt"/>
    </style:style>
    <style:style style:name="T179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8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81" style:parent-style-name="Standard" style:family="paragraph">
      <style:paragraph-properties fo:margin-left="0.25in">
        <style:tab-stops/>
      </style:paragraph-properties>
    </style:style>
    <style:style style:name="T182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8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84" style:parent-style-name="Standard" style:list-style-name="WWNum7" style:family="paragraph"/>
    <style:style style:name="T1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6" style:parent-style-name="Standard" style:list-style-name="WWNum7" style:family="paragraph"/>
    <style:style style:name="T1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8" style:parent-style-name="Standard" style:list-style-name="WWNum7" style:family="paragraph"/>
    <style:style style:name="T1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90" style:parent-style-name="Standard" style:list-style-name="WWNum7" style:family="paragraph"/>
    <style:style style:name="T1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93" style:parent-style-name="Standard" style:list-style-name="WWNum7" style:family="paragraph"/>
    <style:style style:name="T1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9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196" style:parent-style-name="Fonteparág.padrão" style:family="text">
      <style:text-properties style:font-name="Arial" fo:color="#FF0000" fo:font-size="10pt" style:font-size-asian="10pt" style:font-size-complex="10pt"/>
    </style:style>
    <style:style style:name="T197" style:parent-style-name="Fonteparág.padrão" style:family="text">
      <style:text-properties style:font-name="Arial" fo:color="#FF0000" fo:font-size="10pt" style:font-size-asian="10pt" style:font-size-complex="10pt"/>
    </style:style>
  </office:automatic-styles>
  <office:body>
    <office:text text:use-soft-page-breaks="true">
      <text:p text:style-name="P1">Respostas do exercício de fixação 1 – parte I</text:p>
      <text:p text:style-name="P2">Economia Geral 2017.1<text:s/>– Prof. Wagner Molina</text:p>
      <text:p text:style-name="P3"/>
      <text:p text:style-name="P4"/>
      <text:p text:style-name="Standard"><text:span text:style-name="T5">1-<text:s/></text:span><text:span text:style-name="T6">Assinale a melhor definição para “bens<text:s/></text:span><text:span text:style-name="T7">econômicos</text:span><text:span text:style-name="T8">”:</text:span></text:p>
      <text:list text:style-name="WWNum1" text:continue-numbering="true">
        <text:list-item>
          <text:list>
            <text:list-item>
              <text:p text:style-name="P9"><text:span text:style-name="T10">São todos os bens dotados de utilidade (que são capazes de satisfazer as necessidades e os desejos humanos);</text:span></text:p>
            </text:list-item>
            <text:list-item>
              <text:p text:style-name="P11"><text:span text:style-name="T12">São todos os bens utilizados na produção de mercadorias;</text:span></text:p>
            </text:list-item>
            <text:list-item>
              <text:p text:style-name="P13"><text:span text:style-name="T14">São todos<text:s/></text:span><text:span text:style-name="T15">os bens relativamente escassos, transferíveis e capazes de satisfazer as necessidades e desejos humanos;</text:span></text:p>
            </text:list-item>
            <text:list-item>
              <text:p text:style-name="P16"><text:span text:style-name="T17">São todos os bens encontrados na natureza, tangíveis ou intangíveis;</text:span></text:p>
            </text:list-item>
            <text:list-item>
              <text:p text:style-name="P18"><text:span text:style-name="T19">São todos os bens tangíveis capazes de satisfazer as necessidades e desejos humano</text:span><text:span text:style-name="T20">s.</text:span></text:p>
            </text:list-item>
          </text:list>
        </text:list-item>
      </text:list>
      <text:p text:style-name="P21"/>
      <text:p text:style-name="Standard"><text:span text:style-name="T22"><text:tab/></text:span></text:p>
      <text:p text:style-name="P23"/>
      <text:p text:style-name="P24"/>
      <text:p text:style-name="P25"/>
      <text:p text:style-name="ParágrafodaLista"><text:span text:style-name="T26">2-<text:s/></text:span><text:span text:style-name="T27">O problema<text:s/></text:span><text:span text:style-name="T28">econômico fundamental, a<text:s/></text:span><text:span text:style-name="T29">escassez</text:span><text:span text:style-name="T30">, cria um dilema a ser enfrentado por qualquer sociedade, que consiste em decidir:</text:span></text:p>
      <text:p text:style-name="ParágrafodaLista"><text:span text:style-name="T31">a) o que produzir</text:span><text:span text:style-name="T32"><text:tab/></text:span><text:span text:style-name="T33"><text:tab/></text:span><text:span text:style-name="T34"><text:tab/>d) todas as assertivas anteriores</text:span></text:p>
      <text:p text:style-name="ParágrafodaLista"><text:span text:style-name="T35">b) para quem produzir</text:span><text:span text:style-name="T36"><text:tab/></text:span><text:span text:style-name="T37"><text:tab/>e) nenhuma das assertivas anteriores</text:span></text:p>
      <text:p text:style-name="ParágrafodaLista"><text:span text:style-name="T38">c) como produzir</text:span></text:p>
      <text:p text:style-name="P39"/>
      <text:p text:style-name="Standard"><text:span text:style-name="T40"><text:tab/></text:span></text:p>
      <text:p text:style-name="P41"/>
      <text:p text:style-name="P42"/>
      <text:p text:style-name="Standard"><text:span text:style-name="T43">3-<text:s/></text:span><text:span text:style-name="T44">É correto afirmar, sobre diferença entre os bens<text:s/></text:span><text:span text:style-name="T45">intermediários</text:span><text:span text:style-name="T46"><text:s/>e os bens<text:s/></text:span><text:span text:style-name="T47">finais</text:span><text:span text:style-name="T48">:</text:span></text:p>
      <text:list text:style-name="LFO15" text:continue-numbering="true">
        <text:list-item>
          <text:list>
            <text:list-item>
              <text:p text:style-name="P49"><text:span text:style-name="T50">Bens finais são destinados ao consumo, enquanto os bens intermediários são bens de capital;</text:span></text:p>
            </text:list-item>
            <text:list-item>
              <text:p text:style-name="P51"><text:span text:style-name="T52">Bens intermediários são bens não duráveis,<text:s/></text:span><text:span text:style-name="T53">enquanto os bens finais são duráveis;</text:span></text:p>
            </text:list-item>
            <text:list-item>
              <text:p text:style-name="P54"><text:span text:style-name="T55">Bens finais não são utilizados na produção de outros bens, ao contrário do que ocorre com os bens intermediários;</text:span></text:p>
            </text:list-item>
            <text:list-item>
              <text:p text:style-name="P56"><text:span text:style-name="T57">Bens intermediários ainda não assumiram sua forma definitiva, ao contrário do que ocorre com os bens fin</text:span><text:span text:style-name="T58">ais</text:span></text:p>
            </text:list-item>
            <text:list-item>
              <text:p text:style-name="P59"><text:span text:style-name="T60">Bens finais são industrializados, enquanto os bens intermediários são encontrados na natureza.</text:span></text:p>
            </text:list-item>
          </text:list>
        </text:list-item>
      </text:list>
      <text:p text:style-name="P61"/>
      <text:p text:style-name="P62"><text:tab/></text:p>
      <text:p text:style-name="P63"/>
      <text:p text:style-name="Standard"><text:span text:style-name="T64">4-<text:s/></text:span><text:span text:style-name="T65">Podem ser considerados<text:s/></text:span><text:span text:style-name="T66">bens de capital</text:span><text:span text:style-name="T67">:</text:span></text:p>
      <text:p text:style-name="Standard"><text:span text:style-name="T68">a) todos os bens e serviços que se destinam ao atendimento das necessidades humanas;</text:span></text:p>
      <text:p text:style-name="Standard"><text:span text:style-name="T69">b) os bens que aumentam a</text:span><text:span text:style-name="T70"><text:s/>eficiência do trabalho humano;</text:span></text:p>
      <text:p text:style-name="Standard"><text:span text:style-name="T71">c) aplicações financeiras em geral, tanto as aplicações “bancárias tradicionais”, quanto aquelas do chamado “mercado de capitais”;</text:span></text:p>
      <text:p text:style-name="Standard"><text:span text:style-name="T72">d) os bens e serviços que entram na produção de outros bens e serviços</text:span></text:p>
      <text:p text:style-name="Standard"><text:span text:style-name="T73">e) apenas as aplicaçõe</text:span><text:span text:style-name="T74">s financeiras do tipo “bancárias tradicionais”.</text:span></text:p>
      <text:p text:style-name="P75"/>
      <text:p text:style-name="P76"><text:tab/></text:p>
      <text:p text:style-name="P77"/>
      <text:p text:style-name="P78"/>
      <text:p text:style-name="Standard"><text:span text:style-name="T79">5-<text:s/></text:span><text:span text:style-name="T80">As famílias fazem parte dos mercados de bens e de fatores<text:s/></text:span><text:span text:style-name="T81">de produção, da seguinte forma:</text:span></text:p>
      <text:list text:style-name="WWNum3">
        <text:list-item text:start-value="1">
          <text:p text:style-name="P82"><text:span text:style-name="T83">constituem a oferta em ambos os mercados;</text:span></text:p>
        </text:list-item>
        <text:list-item>
          <text:p text:style-name="P84"><text:span text:style-name="T85">constituem a demanda no mercado de bens e a oferta no mercado de fatores de produção;</text:span></text:p>
        </text:list-item>
        <text:list-item>
          <text:p text:style-name="P86"><text:span text:style-name="T87">constituem a demanda em ambos os mercados;</text:span></text:p>
        </text:list-item>
        <text:list-item>
          <text:p text:style-name="P88"><text:span text:style-name="T89">constituem a oferta no mercado de bens e a demanda no</text:span><text:span text:style-name="T90"><text:s/>mercado de fatores de produção;</text:span></text:p>
        </text:list-item>
        <text:list-item>
          <text:p text:style-name="P91"><text:span text:style-name="T92">nenhuma das anteriores, pois as famílias somente participam do mercado de bens.</text:span></text:p>
        </text:list-item>
      </text:list>
      <text:p text:style-name="P93"/>
      <text:p text:style-name="P94"/>
      <text:p text:style-name="Standard"><text:span text:style-name="T95">6-<text:s/></text:span><text:span text:style-name="T96">A forma típica de uma curva de oferta implica que, mantendo-se outros fatores constantes:</text:span></text:p>
      <text:list text:style-name="WWNum4">
        <text:list-item text:start-value="1">
          <text:p text:style-name="P97"><text:span text:style-name="T98">a quantidade ofertada independe do preço;</text:span></text:p>
        </text:list-item>
        <text:list-item>
          <text:p text:style-name="P99"><text:span text:style-name="T100">quanto maior o preço, menor será a quantidade</text:span><text:span text:style-name="T101"><text:s/>demandada;</text:span></text:p>
        </text:list-item>
        <text:list-item>
          <text:p text:style-name="P102"><text:span text:style-name="T103">quanto maior o preço, maior será a quantidade demandada;</text:span></text:p>
        </text:list-item>
        <text:list-item>
          <text:p text:style-name="P104"><text:span text:style-name="T105">quanto menor o preço, maior será a quantidade ofertada;</text:span></text:p>
        </text:list-item>
        <text:list-item>
          <text:p text:style-name="P106"><text:span text:style-name="T107">n.d. a..</text:span></text:p>
        </text:list-item>
      </text:list>
      <text:p text:style-name="P108"/>
      <text:p text:style-name="Standard"><text:span text:style-name="T109"><text:s/></text:span><text:span text:style-name="T110"><text:tab/></text:span></text:p>
      <text:p text:style-name="Standard"><text:span text:style-name="T111">7-<text:s/></text:span><text:span text:style-name="T112">Não pode</text:span><text:span text:style-name="T113"><text:s/>ser considerado um dos fatores que determinam a demanda por um bem qualquer:</text:span></text:p>
      <text:p text:style-name="P114"><text:span text:style-name="T115">a)os hábitos e gostos dos consumidores;<text:s/></text:span><text:span text:style-name="T116"><text:tab/>b)a quantidade ofertada do bem; <text:s/></text:span><text:span text:style-name="T117"><text:tab/>c)o preço de outros bens;</text:span><text:span text:style-name="T118"><text:tab/>d)a renda<text:s/></text:span><text:bookmark-start text:name="_GoBack1"/><text:bookmark-end text:name="_GoBack1"/><text:span text:style-name="T119">média dos consumidores;<text:s/></text:span><text:span text:style-name="T120"><text:tab/>e)o preço do bem</text:span></text:p>
      <text:p text:style-name="P121"/>
      <text:p text:style-name="Standard"><text:span text:style-name="T122"><text:tab/></text:span></text:p>
      <text:p text:style-name="P123"/>
      <text:p text:style-name="P124"/>
      <text:p text:style-name="ParágrafodaLista"><text:span text:style-name="T125">8- Assinale a afirmação INCORRETA:</text:span></text:p>
      <text:p text:style-name="P126"/>
      <text:list text:style-name="WWNum6">
        <text:list-item text:start-value="1">
          <text:p text:style-name="P127"><text:span text:style-name="T128">Um modelo simplificado de economia (sistema econômico) classifica<text:s/></text:span><text:span text:style-name="T129">as unidades econômicas <text:s/>em FAMÍLIAS e EMPRESAS, que interagem em dois tipos de mercado: mercados de bens e serviços <text:s/>e mercados de fatores de produção;</text:span></text:p>
        </text:list-item>
        <text:list-item>
          <text:p text:style-name="P130"><text:span text:style-name="T131">Os fatores de produção fluem das famílias para as empresas, enquanto o fluxo contrário, de moeda($),<text:s/></text:span><text:span text:style-name="T132">destina-se ao pagamento de rendas, como salários, lucros e aluguéis.</text:span></text:p>
        </text:list-item>
        <text:list-item>
          <text:p text:style-name="P133"><text:span text:style-name="T134">As unidades produtivas do sistema econômico (empresas) obtém lucros ao venderem sua produção no mercado de bens e serviços, e utilizam parte destes recursos para investirem em sua capacid</text:span><text:span text:style-name="T135">ade produtiva;</text:span></text:p>
        </text:list-item>
        <text:list-item>
          <text:p text:style-name="P136"><text:span text:style-name="T137">Nas economias de mercado, o mecanismo de preços deve ser o responsável pela indicação do que deve ser produzido, e para quem, sendo que os agentes econômicos decidem o que fazer tendo em vista a maximização de seu bem estar individual;</text:span></text:p>
        </text:list-item>
        <text:list-item>
          <text:p text:style-name="P138"><text:span text:style-name="T139">A Cu</text:span><text:span text:style-name="T140">rva de Possibilidades de Produção representa a noção de “custo de oportunidade”, ao demonstrar que, na hipótese de utilização plena da capacidade produtiva, unidades adicionais de um bem X só podem ser produzidas mediante a redução na produção do bem Y.</text:span></text:p>
        </text:list-item>
      </text:list>
      <text:p text:style-name="P141"/>
      <text:p text:style-name="Standard"><text:span text:style-name="T142"><text:tab/></text:span></text:p>
      <text:p text:style-name="P143"/>
      <text:p text:style-name="Standard"><text:span text:style-name="T144">9-</text:span><text:span text:style-name="T145"><text:s/>Para a produção de bens econômicos, as sociedades costumam organizar a produção a partir de unidades chamadas genericamente de empresas; As empresas podem pertencer a diferentes<text:s/></text:span><text:span text:style-name="T146">ramos produtivos</text:span><text:span text:style-name="T147">, mas que são usualme</text:span><text:span text:style-name="T148">nte divididos em três grandes setores:</text:span></text:p>
      <text:p text:style-name="P149"><text:span text:style-name="T150">a) setor público, setor privado e o chamado terceiro setor (ONG’s);</text:span></text:p>
      <text:p text:style-name="P151"><text:span text:style-name="T152">b) setor produtor de bens de consumo, setor produtor de bens de capital e setor produtor de bens públicos;</text:span></text:p>
      <text:list text:style-name="WWNum8">
        <text:list-item text:start-value="3">
          <text:p text:style-name="P153"><text:span text:style-name="T154">setor de bens duráveis, setor de bens não<text:s/></text:span><text:span text:style-name="T155">duráveis e setor de bens intangíveis;</text:span></text:p>
        </text:list-item>
        <text:list-item>
          <text:p text:style-name="P156"><text:span text:style-name="T157">setor primário, setor secundário e setor terciário;</text:span></text:p>
        </text:list-item>
        <text:list-item>
          <text:p text:style-name="P158"><text:span text:style-name="T159">setor de matérias primas, setor de máquinas e setor de bens de consumo.</text:span></text:p>
        </text:list-item>
      </text:list>
      <text:p text:style-name="P160"/>
      <text:p text:style-name="P161"><text:tab/></text:p>
      <text:p text:style-name="P162"/>
      <text:p text:style-name="P163"/>
      <text:p text:style-name="Standard"><text:span text:style-name="T164">10-</text:span><text:span text:style-name="T165"><text:s/>Sobre as afirmações abaixo:</text:span></text:p>
      <text:p text:style-name="P166"/>
      <text:p text:style-name="Standard"><text:span text:style-name="T167">I- Dentro das empresas ocorre um processo produtivo, que pressup</text:span><text:span text:style-name="T168">õe a existência de ao menos<text:s/></text:span><text:span text:style-name="T169">três</text:span><text:span text:style-name="T170"><text:s/>fatores de produção básicos: recursos naturais, mão-de-obra e capital;</text:span></text:p>
      <text:p text:style-name="P171"/>
      <text:p text:style-name="Standard"><text:span text:style-name="T172">II- O capital<text:s/></text:span><text:span text:style-name="T173">utilizado por uma empresa</text:span><text:span text:style-name="T174"><text:s/>no processo produtivo pode ser do tipo fixo, variável ou financeiro;</text:span></text:p>
      <text:p text:style-name="P175"/>
      <text:p text:style-name="Standard"><text:span text:style-name="T176">III- As empresas expandem suas atividades</text:span><text:span text:style-name="T177"><text:s/>através da realização de<text:s/></text:span><text:span text:style-name="T178">investimentos produtivos</text:span><text:span text:style-name="T179">, que podem ser financiados por meio de recursos próprios ou a partir de recursos de terceiros.</text:span></text:p>
      <text:p text:style-name="P180"/>
      <text:p text:style-name="P181"><text:span text:style-name="T182">Pode-se considerar que:</text:span></text:p>
      <text:p text:style-name="P183"/>
      <text:list text:style-name="WWNum7">
        <text:list-item text:start-value="1">
          <text:p text:style-name="P184"><text:span text:style-name="T185">Todas estão corretas;</text:span></text:p>
        </text:list-item>
        <text:list-item>
          <text:p text:style-name="P186"><text:span text:style-name="T187">Todas estão incorretas;</text:span></text:p>
        </text:list-item>
        <text:list-item>
          <text:p text:style-name="P188"><text:span text:style-name="T189">Somente a I está correta;</text:span></text:p>
        </text:list-item>
        <text:list-item>
          <text:p text:style-name="P190"><text:span text:style-name="T191">Somente a II</text:span><text:span text:style-name="T192"><text:s/>está incorreta;</text:span></text:p>
        </text:list-item>
        <text:list-item>
          <text:p text:style-name="P193"><text:span text:style-name="T194">I e II estão corretas.</text:span></text:p>
        </text:list-item>
      </text:list>
      <text:p text:style-name="P195"/>
      <text:p text:style-name="Standard"><text:span text:style-name="T196"><text:tab/></text:span><text:span text:style-name="T19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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Num3" style:display-name="WWNum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)" style:num-format="a" style:num-letter-sync="true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lina</meta:initial-creator>
    <dc:creator>Molina</dc:creator>
    <meta:creation-date>2017-09-01T12:17:00Z</meta:creation-date>
    <dc:date>2017-09-01T12:17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829" meta:character-count="5300" meta:row-count="37" meta:non-whitespace-character-count="4481"/>
  </office:meta>
</office:document-meta>
</file>